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097715fb88294f9.jpg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training </text:p>
          </table:table-cell>
          <table:table-cell office:value-type="string" calcext:value-type="string">
            <text:p>f28c4ced9d58430.jpg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0bd9d91a43d3442.jpg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7232d05b08884f5.jpg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 office:value-type="string" calcext:value-type="string">
            <text:p>training</text:p>
          </table:table-cell>
          <table:table-cell office:value-type="string" calcext:value-type="string">
            <text:p>063ef715d8a64ae.jpg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7ed9028a6443d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b32457012848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244b82d944de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2b0f0e8bfc455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4c09f86d08a4bd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7d08e7bf5a43f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cd7cf2f9c4454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69247fdf35e447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8819b42b484b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d4687b752a44f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82e4e0eb2849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bccbb90b74d4ce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63f55b1b704a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ee72df7690e40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027f609a5540e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2d525b2c7c4fe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f3d74ce03c4b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dd8acedc0c469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6263c91caaa493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383c0a9d1d147c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9b2c1344be433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a7b742294847c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70fd94656b47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4328c9f2e44fa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a5820d22a341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4893d9906541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cbccd3f4bba43e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a31b268c997495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caf4971bef4c1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5c8d50233494dc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f4f65e3e9454cc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6951f9438048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1c508870b7c436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696ef16344341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eb48c8898164d4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4e0678185a4fd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06f7be461b4b9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b8e96407cf9417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60df192e3b49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01ab52804744f2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d3c47290a304bf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2951ff4985843e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c4dc853646a41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e18c208ff854d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b371c1011c04a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2f5790d7d14d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7807c9705c4f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bf9d531faf74dc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5edb6dad33647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54a9a22223d4d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b8d1ad000a141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87d3adb722f49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f307b4fb2204d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3ff65a50ec944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9234b34e5b241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34b51f7636453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7759ca00eb64b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e54e629767b4cd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e6b18a4cd4740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92667eb02ee4c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372e0bf1bf4b4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e2f48ce33e418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56534d16e934f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8e9dee676ff4d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e42d10cc89241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d9ed0929e54ae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a828768181e4e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53080e4ef6b483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e871d5cfe274e9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153b6ca772454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cd0d79f405641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46396141a2940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9cb1f93362749c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238d2b180ab42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def1b29595b41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357c408145464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d881d3063f14bc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8164848b844c5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ab575a1fc2c413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ee8241367a3444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4505e144e044b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b9dfcbbe00f4cb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a757216fa942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42d4762320843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9fd911fbd0342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a6981c725d4e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1c4b8c52104a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c55ea912ca54ca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af17da48674459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3c529b786084f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fa653f08d7d4da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8ad5fee6af5465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a3ccecc5d4b442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64042115fd34c2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ec3efac50d47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d890a8b01c248a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4ce31f16d06474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dfab6674144443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ff3b857bfd3434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1973c9b23b7464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0447f26e06041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23416e61df24c3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48c722623ae416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967d6cc44ae4ff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a54757a3cc6473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53a507f48074f6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fe67d6bd89c435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9db9d4a15b9451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e9a4b7dd2f7421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23178e629b3447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7e4ff0075aa44b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b91e4c08c464f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f39effec79d478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48ad12a0af34df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3bac9dd44cd486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76c8144ba7647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79273076b2342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a230a8119554f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bee27333d5347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44ea6db583842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bb60514ae664e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be131552d6f445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85f81a4f432497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8a9603fa5a544c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d337ded1a0045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db317afbb26419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efaab0b32304b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76bef4253d445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ba98c57fe6c456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9f1daeaa6fb44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6afb7ef4feb46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70497bcb7c3442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07da7e533af4d5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b7adbac3650476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b315c6d878e45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569099fe89a4ef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b9c0acdd23a49f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0cb20069a594dd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dae95c29cc464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9ff74a9dab5465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df18046dc374a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7aaa10fdfc744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90ea3721574e1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af957eb53934bb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fbfbea43d6442d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ebbf47465e1411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1ca878986d7411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efb9b25d700409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b98b3fe89ac4f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c4454171e944d6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16369144774cc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5b787cd4eb1457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330a010659b4f8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8ce0d28b61746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d9bcb095c1849a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cdf4181ad4fa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f5151c867ff484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3e18bf7d67042b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270ded691a346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8cc852f22d9493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6edb4240f6d462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77e24f222724d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da5b3be8bc24a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8f2477f679442e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3c1f76312964e1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3eee00bdcdd4ce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e04ad82103743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27e4f227b984a3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6011a52af5146b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bea0e34a60e4e6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219c96b6f374d7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ae0ee180855448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44f7f24703c44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adda9ce6bd54a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1a554507e96426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ba5e0db68914ad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f8b4abbd46b47a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118ba02b477465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124cbabfcde452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1e2fb99f59445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40181199843479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b93ca09c1984e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850486401946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5a971e5194c46a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7ab04bffc2a49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2a72531e80e43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6ded6d977f47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8f7d50daa8467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70f522b53643d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df519ac7b54d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afbcaf200bf4c2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f47c9bc2d88425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86e73653e4d44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262813d8fa41b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8698a3e353f47d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3027d7df4f446b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77d7743dce48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cf7cf7f26a64d4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74a9617cebd4cd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01ff8178d6b4ba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5eb7180d6844c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9dbc7ca0dc49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d1e81eacd7741d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ccc3aa69f648d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ff21e9e3a7549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b9b46d4fccf43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5efdeda2b84c1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74c74d230b4f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056a1b9db8143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d2b2be64610432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25171cacc4345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82fea895b4408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804ca58fd4044a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44bd6b00ba45d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6b2375432c941b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21074d52d1b42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2da4042e78840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97bb1c805e347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0ee73005b1e48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f177480a13461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31f9ef20ce34cb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04d54511dad4f6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50613dfc124e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979b641ba9469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24b7e42ab6b4d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e248293efc4f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b99108a489449f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4187a932ce48c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c99187395d7474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d5bd30c6a254d3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6fef832e31f427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def318ae3f40f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5b7b823add342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902bd5f9af8491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32432edcf1d47a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ea63597ed6e456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824e6554ed243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fbcd4aa9e5747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b5ce95510b43b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b5702c379643c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07988b28cd4a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13c0b034c74f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6d3af434fa4c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ee90a8710804ee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95dfb9990744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0a46bacbbb345e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7be035a680545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98f44ad36364f6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92678717d7409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e5482cab7846b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9a7758a7fbf45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97b459d4cf14f5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5ca1e3a62f449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b38d22995140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06e29407e2b4a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c2da35450ee408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0545a668fe433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6ab5eb4f9f54f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42a404a3562486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6cdca908bf4c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399ac050afb40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7f8ba47b46c49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03b5a0bffcc4f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3f5d12a2e5749d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c53ba56e6d472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22643a51341446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63ab94d6dc84a2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eeb6fd0c1c4cd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18cb1c511e34ac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38f3d46d894bd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7ed9028a6443d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b32457012848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244b82d944de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92b0f0e8bfc455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4c09f86d08a4bd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7d08e7bf5a43f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2cd7cf2f9c4454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69247fdf35e447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98819b42b484b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d4687b752a44f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82e4e0eb2849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bccbb90b74d4ce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663f55b1b704a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ee72df7690e40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8027f609a5540e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2d525b2c7c4fe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f3d74ce03c4b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dd8acedc0c469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6263c91caaa493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383c0a9d1d147c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9b2c1344be433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a7b742294847c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70fd94656b47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4328c9f2e44fa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a5820d22a341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54893d9906541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cbccd3f4bba43e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a31b268c997495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8caf4971bef4c1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5c8d50233494dc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f4f65e3e9454cc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96951f9438048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1c508870b7c436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696ef16344341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eb48c8898164d4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4e0678185a4fd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06f7be461b4b9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b8e96407cf9417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660df192e3b49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01ab52804744f2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d3c47290a304bf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2951ff4985843e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c4dc853646a41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e18c208ff854d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b371c1011c04a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2f5790d7d14d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7807c9705c4f0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bf9d531faf74dc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edb6dad33647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54a9a22223d4d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b8d1ad000a141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87d3adb722f49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f307b4fb2204d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3ff65a50ec944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9234b34e5b241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934b51f7636453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7759ca00eb64b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54e629767b4cd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6b18a4cd4740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2667eb02ee4c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372e0bf1bf4b4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e2f48ce33e418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6534d16e934f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e9dee676ff4d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42d10cc892410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d9ed0929e54ae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a828768181e4e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53080e4ef6b483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e871d5cfe274e9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4153b6ca772454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cd0d79f405641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46396141a2940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9cb1f93362749c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238d2b180ab42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def1b29595b41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357c408145464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d881d3063f14bc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28164848b844c5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ab575a1fc2c413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ee8241367a3444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4505e144e044b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b9dfcbbe00f4cb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6a757216fa942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42d4762320843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9fd911fbd0342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a6981c725d4e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1c4b8c52104a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c55ea912ca54ca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af17da48674459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3c529b786084f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fa653f08d7d4da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8ad5fee6af5465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a3ccecc5d4b442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64042115fd34c2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ec3efac50d47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d890a8b01c248a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ce31f16d06474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dfab6674144443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ff3b857bfd3434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1973c9b23b7464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447f26e06041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23416e61df24c3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48c722623ae416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967d6cc44ae4ff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a54757a3cc6473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53a507f48074f6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fe67d6bd89c435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9db9d4a15b9451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e9a4b7dd2f7421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23178e629b3447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7e4ff0075aa44b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b91e4c08c464f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f39effec79d478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48ad12a0af34df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3bac9dd44cd486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76c8144ba7647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79273076b2342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a230a8119554f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bee27333d5347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44ea6db583842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bb60514ae664e0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be131552d6f445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85f81a4f432497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8a9603fa5a544c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d337ded1a00452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db317afbb26419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efaab0b32304b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76bef4253d445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9ba98c57fe6c456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9f1daeaa6fb44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6afb7ef4feb46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70497bcb7c3442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7da7e533af4d5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b7adbac3650476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b315c6d878e45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569099fe89a4ef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b9c0acdd23a49f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0cb20069a594dd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dae95c29cc464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9ff74a9dab5465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df18046dc374a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7aaa10fdfc7445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690ea3721574e1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af957eb53934bb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fbfbea43d6442d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ebbf47465e1411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1ca878986d7411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efb9b25d700409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b98b3fe89ac4f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c4454171e944d6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116369144774cc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5b787cd4eb1457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330a010659b4f8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8ce0d28b61746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d9bcb095c1849a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0cdf4181ad4fa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f5151c867ff484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3e18bf7d67042b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270ded691a346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8cc852f22d9493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edb4240f6d462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77e24f222724d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da5b3be8bc24a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8f2477f679442e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3c1f76312964e1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3eee00bdcdd4ce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e04ad82103743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27e4f227b984a3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6011a52af5146b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bea0e34a60e4e6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219c96b6f374d7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ae0ee180855448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44f7f24703c44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adda9ce6bd54a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1a554507e96426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ba5e0db68914ad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f8b4abbd46b47a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118ba02b477465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124cbabfcde452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1e2fb99f594458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40181199843479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b93ca09c1984e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850486401946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5a971e5194c46a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7ab04bffc2a497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2a72531e80e436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6ded6d977f47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8f7d50daa8467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70f522b53643d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df519ac7b54d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afbcaf200bf4c2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f47c9bc2d88425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86e73653e4d448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262813d8fa41b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8698a3e353f47d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3027d7df4f446b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77d7743dce48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cf7cf7f26a64d4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74a9617cebd4cd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01ff8178d6b4ba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a5eb7180d6844c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9dbc7ca0dc497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d1e81eacd7741d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ccc3aa69f648d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ff21e9e3a75490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b9b46d4fccf43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35efdeda2b84c1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474c74d230b4f8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056a1b9db81433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d2b2be64610432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25171cacc4345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182fea895b4408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804ca58fd4044a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44bd6b00ba45d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6b2375432c941b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21074d52d1b42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2da4042e78840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97bb1c805e347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0ee73005b1e48f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ff177480a13461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931f9ef20ce34cb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04d54511dad4f6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f50613dfc124e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979b641ba9469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24b7e42ab6b4d7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Image</text:p>
          </table:table-cell>
          <table:table-cell table:style-name="Default" office:value-type="string" calcext:value-type="string">
            <text:p>correct_response</text:p>
          </table:table-cell>
          <table:table-cell office:value-type="string" calcext:value-type="string">
            <text:p>image_type</text:p>
          </table:table-cell>
          <table:table-cell table:style-name="Default" office:value-type="string" calcext:value-type="string">
            <text:p>object_du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9e248293efc4f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b99108a489449f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4187a932ce48c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99187395d7474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d5bd30c6a254d3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6fef832e31f427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1def318ae3f40f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5b7b823add342c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902bd5f9af8491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32432edcf1d47a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ea63597ed6e456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824e6554ed243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fbcd4aa9e57470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b5ce95510b43b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bb5702c379643c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k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07988b28cd4a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913c0b034c74f2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6d3af434fa4c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ee90a8710804ee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95dfb9990744f.jp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me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a46bacbbb345e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7be035a6805451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98f44ad36364f6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92678717d7409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e5482cab7846b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9a7758a7fbf45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97b459d4cf14f5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5ca1e3a62f449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ab38d229951407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06e29407e2b4a0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s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9c2da35450ee408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f0545a668fe433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6ab5eb4f9f54f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42a404a3562486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c6cdca908bf4cf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lung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399ac050afb40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7f8ba47b46c495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03b5a0bffcc4fc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3f5d12a2e5749d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c53ba56e6d472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22643a51341446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63ab94d6dc84a2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eeb6fd0c1c4cd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18cb1c511e34ac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a38f3d46d894bd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v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00:58.542460716</meta:creation-date>
    <dc:date>2023-10-10T20:02:49.996574585</dc:date>
    <meta:editing-duration>PT48M20S</meta:editing-duration>
    <meta:editing-cycles>5</meta:editing-cycles>
    <meta:generator>LibreOffice/7.3.7.2$Linux_X86_64 LibreOffice_project/30$Build-2</meta:generator>
    <meta:document-statistic meta:table-count="1" meta:cell-count="2790" meta:object-count="0"/>
  </office:meta>
</office:document-meta>
</file>